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9188A9ADF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12pt" fo:font-weight="bold" officeooo:rsid="00264fea" officeooo:paragraph-rsid="00264fea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9pt" officeooo:paragraph-rsid="00264fea" style:font-size-asian="9pt" style:font-size-complex="9pt"/>
    </style:style>
    <style:style style:name="P3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</style:style>
    <style:style style:name="P4" style:family="paragraph" style:parent-style-name="Footer">
      <style:text-properties fo:color="#666666"/>
    </style:style>
    <style:style style:name="P5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12pt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9pt" style:font-size-asian="9pt" style:font-size-complex="9pt"/>
    </style:style>
    <style:style style:name="P7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</style:style>
    <style:style style:name="P8" style:family="paragraph" style:parent-style-name="Заголовок_20_всего_20_документа" style:master-page-name="Standard">
      <style:paragraph-properties style:page-number="auto"/>
    </style:style>
    <style:style style:name="P9" style:family="paragraph">
      <style:paragraph-properties fo:text-align="center"/>
    </style:style>
    <style:style style:name="T1" style:family="text">
      <style:text-properties fo:color="#666666" fo:font-size="9pt" style:font-size-asian="9pt" style:font-size-complex="9pt"/>
    </style:style>
    <style:style style:name="T2" style:family="text">
      <style:text-properties fo:color="#0099ff" fo:font-size="9pt" style:font-size-asian="9pt" style:font-size-complex="9pt"/>
    </style:style>
    <style:style style:name="T3" style:family="text">
      <style:text-properties fo:color="#0099ff" fo:font-size="9pt" officeooo:rsid="00264fea" style:font-size-asian="9pt" style:font-size-complex="9pt"/>
    </style:style>
    <style:style style:name="T4" style:family="text">
      <style:text-properties officeooo:rsid="00264f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 style:font-weight-asian="normal" style:font-weight-complex="normal"/>
    </style:style>
    <style:style style:name="Heading" style:family="paragraph" style:parent-style-name="Standard" style:next-style-name="Text_20_body" style:list-style-name="Пункты_20_договора" style:class="text">
      <style:paragraph-properties fo:margin-top="0.423cm" fo:margin-bottom="0.212cm" style:contextual-spacing="false" fo:keep-with-next="always" text:number-lines="true" text:line-number="0"/>
      <style:text-properties style:font-name="Arial" fo:font-size="12pt" style:font-name-asian="DejaVu Sans Light" style:font-size-asian="14pt" style:font-weight-asian="normal" style:font-name-complex="DejaVu Sans Light" style:font-size-complex="14pt" style:font-weight-complex="normal"/>
    </style:style>
    <style:style style:name="Text_20_body" style:display-name="Text body" style:family="paragraph" style:parent-style-name="Standard" style:list-style-name="" style:class="text">
      <style:paragraph-properties fo:margin-left="0cm" fo:margin-right="0cm" fo:margin-top="0cm" fo:margin-bottom="0.212cm" style:contextual-spacing="false" fo:text-indent="0.49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Заголовок_20_всего_20_документа" style:display-name="Заголовок всего документа" style:family="paragraph" style:parent-style-name="Heading" style:next-style-name="Text_20_body" style:list-style-name="">
      <style:paragraph-properties fo:text-align="center" style:justify-single-word="false"/>
      <style:text-properties fo:font-size="16pt" style:font-weight-asian="normal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false" text:line-number="0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. 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Numbering_20_Symbols" style:num-prefix=" " style:num-suffix=".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 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text:style-name="Numbering_20_Symbols" style:num-prefix=" " style:num-suffix=". 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text:style-name="Numbering_20_Symbols" style:num-prefix=" " style:num-suffix=". 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text:style-name="Numbering_20_Symbols" style:num-prefix=" " style:num-suffix=". 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Пункты_20_договора" style:display-name="Пункты договора">
      <text:list-level-style-number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>
          <style:list-level-label-alignment text:label-followed-by="space" fo:text-indent="-0.88cm" fo:margin-left="1.52cm"/>
        </style:list-level-properties>
      </text:list-level-style-number>
      <text:list-level-style-number text:level="3" text:style-name="Numbering_20_Symbols" style:num-prefix=" " style:num-suffix=". " style:num-format="1" text:display-levels="3">
        <style:list-level-properties text:list-level-position-and-space-mode="label-alignment">
          <style:list-level-label-alignment text:label-followed-by="space" fo:text-indent="-1.24cm" fo:margin-left="2.51cm"/>
        </style:list-level-properties>
      </text:list-level-style-number>
      <text:list-level-style-number text:level="4" text:style-name="Numbering_20_Symbols" style:num-prefix=" " style:num-suffix=". " style:num-format="1" text:display-levels="4">
        <style:list-level-properties text:list-level-position-and-space-mode="label-alignment">
          <style:list-level-label-alignment text:label-followed-by="space" fo:text-indent="-0.63cm" fo:margin-left="2.54cm"/>
        </style:list-level-properties>
      </text:list-level-style-number>
      <text:list-level-style-number text:level="5" text:style-name="Numbering_20_Symbols" style:num-prefix=" " style:num-suffix=". " style:num-format="1" text:display-levels="5">
        <style:list-level-properties text:list-level-position-and-space-mode="label-alignment">
          <style:list-level-label-alignment text:label-followed-by="space" fo:text-indent="-0.64cm" fo:margin-left="3.18cm"/>
        </style:list-level-properties>
      </text:list-level-style-number>
      <text:list-level-style-number text:level="6" text:style-name="Numbering_20_Symbols" style:num-prefix=" " style:num-suffix=". " style:num-format="1" text:display-levels="6">
        <style:list-level-properties text:list-level-position-and-space-mode="label-alignment">
          <style:list-level-label-alignment text:label-followed-by="space" fo:text-indent="-0.63cm" fo:margin-left="3.81cm"/>
        </style:list-level-properties>
      </text:list-level-style-number>
      <text:list-level-style-number text:level="7" text:style-name="Numbering_20_Symbols" style:num-prefix=" " style:num-suffix=". " style:num-format="1" text:display-levels="7">
        <style:list-level-properties text:list-level-position-and-space-mode="label-alignment">
          <style:list-level-label-alignment text:label-followed-by="space" fo:text-indent="-0.64cm" fo:margin-left="4.45cm"/>
        </style:list-level-properties>
      </text:list-level-style-number>
      <text:list-level-style-number text:level="8" text:style-name="Numbering_20_Symbols" style:num-prefix=" " style:num-suffix=". " style:num-format="1" text:display-levels="8">
        <style:list-level-properties text:list-level-position-and-space-mode="label-alignment">
          <style:list-level-label-alignment text:label-followed-by="space" fo:margin-left="5.08cm"/>
        </style:list-level-properties>
      </text:list-level-style-number>
      <text:list-level-style-number text:level="9" text:style-name="Numbering_20_Symbols" style:num-prefix=" " style:num-suffix=". " style:num-format="1" text:display-levels="9">
        <style:list-level-properties text:list-level-position-and-space-mode="label-alignment">
          <style:list-level-label-alignment text:label-followed-by="space" fo:text-indent="-0.63cm" fo:margin-left="6.35cm"/>
        </style:list-level-properties>
      </text:list-level-style-number>
      <text:list-level-style-number text:level="10" text:style-name="Numbering_20_Symbols" style:num-prefix=" " style:num-suffix=".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12pt" fo:font-weight="bold" officeooo:rsid="00264fea" officeooo:paragraph-rsid="00264fea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 fo:margin-left="3.757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9pt" officeooo:paragraph-rsid="00264fea" style:font-size-asian="9pt" style:font-size-complex="9pt"/>
    </style:style>
    <style:style style:name="MP4" style:family="paragraph">
      <style:paragraph-properties fo:text-align="center"/>
    </style:style>
    <style:style style:name="MP5" style:family="paragraph" style:parent-style-name="Footer">
      <style:text-properties fo:color="#666666"/>
    </style:style>
    <style:style style:name="MP6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12pt" fo:font-weight="bold" style:font-size-asian="12pt" style:font-weight-asian="bold" style:font-size-complex="12pt" style:font-weight-complex="bold"/>
    </style:style>
    <style:style style:name="MP7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</style:style>
    <style:style style:name="MP8" style:family="paragraph" style:parent-style-name="Header">
      <style:paragraph-properties fo:margin-left="1.894cm" fo:margin-right="0cm" fo:text-indent="0cm" style:auto-text-indent="false">
        <style:tab-stops>
          <style:tab-stop style:position="8.5cm" style:type="center"/>
          <style:tab-stop style:position="13.571cm"/>
          <style:tab-stop style:position="17cm" style:type="right"/>
        </style:tab-stops>
      </style:paragraph-properties>
      <style:text-properties fo:color="#666666" fo:font-size="9pt" style:font-size-asian="9pt" style:font-size-complex="9pt"/>
    </style:style>
    <style:style style:name="MT1" style:family="text">
      <style:text-properties fo:color="#666666" fo:font-size="9pt" style:font-size-asian="9pt" style:font-size-complex="9pt"/>
    </style:style>
    <style:style style:name="MT2" style:family="text">
      <style:text-properties fo:color="#0099ff" fo:font-size="9pt" officeooo:rsid="00264fea" style:font-size-asian="9pt" style:font-size-complex="9pt"/>
    </style:style>
    <style:style style:name="MT3" style:family="text">
      <style:text-properties officeooo:rsid="00264fea"/>
    </style:style>
    <style:style style:name="MT4" style:family="text">
      <style:text-properties fo:color="#0099ff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86cm" fo:margin-bottom="0.75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style:shadow="none" fo:background-color="transparent">
          <style:background-image/>
        </style:header-footer-properties>
      </style:header-style>
      <style:footer-style>
        <style:header-footer-properties svg:height="1.27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609cm" fo:margin-bottom="0.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07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-68 - DevTop</text:p>
        <text:p text:style-name="MP2"><text:span text:style-name="MT1">т. +7 (391) 294-77-55, e-mail: </text:span><text:span text:style-name="MT2">info@a-68.ru</text:span></text:p>
        <text:p text:style-name="MP3"><draw:line text:anchor-type="paragraph" draw:z-index="0" draw:style-name="Mgr1" draw:text-style-name="MP4" svg:x1="-0.342cm" svg:y1="0.464cm" svg:x2="17.844cm" svg:y2="0.464cm"><text:p/></draw:line>Адрес: <text:span text:style-name="MT3">660021, Россия, г. Красноярск, ул. Профсоюзов 32, пом. №1, т.</text:span> <text:span text:style-name="MT3">+7 (391) </text:span>294-77-55</text:p>
      </style:header>
      <style:footer>
        <text:p text:style-name="MP5">Исполнитель ____________________<text:tab/>стр. <text:page-number text:select-page="current">1</text:page-number> из <text:page-count>1</text:page-count> <text:tab/>Заказчик ____________________</text:p>
      </style:footer>
    </style:master-page>
    <style:master-page style:name="First_20_Page" style:display-name="First Page" style:page-layout-name="Mpm2" style:next-style-name="Standard">
      <style:header>
        <text:p text:style-name="MP6"><draw:frame draw:style-name="Mfr1" draw:name="Графический объект3" text:anchor-type="paragraph" svg:x="0.049cm" svg:y="-0.501cm" svg:width="1.215cm" svg:height="1.762cm" draw:z-index="0"><draw:image xlink:href="Pictures/10000000000000640000009188A9ADF2.png" xlink:type="simple" xlink:show="embed" xlink:actuate="onLoad"/></draw:frame>ООО «А-68»</text:p>
        <text:p text:style-name="MP7"><text:span text:style-name="MT1">т. +7 (391) 294-77-55, e-mail: </text:span><text:a xlink:type="simple" xlink:href="mailto:site@a-48.net"><text:span text:style-name="MT4">site@a-48.net</text:span></text:a></text:p>
        <text:p text:style-name="MP8"><draw:line text:anchor-type="paragraph" draw:z-index="1" draw:style-name="Mgr1" draw:text-style-name="MP4" svg:x1="-0.342cm" svg:y1="0.464cm" svg:x2="17.844cm" svg:y2="0.464cm"><text:p/></draw:line>Адрес: 660131, г. Красноярск, пр. Металлургов, д. 2в, т/ф. 294-77-55, 280-62-60, 281-68-48</text:p>
      </style:header>
      <style:footer>
        <text:p text:style-name="MP5"><text:tab/>стр. <text:page-number text:select-page="current"/> из <text:page-count>1</text:page-count> <text:tab/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2:31:44</meta:creation-date>
    <meta:editing-duration>P0D</meta:editing-duration>
    <meta:editing-cycles>2</meta:editing-cycles>
    <meta:generator>LibreOffice/4.0.4.2$Linux_X86_64 LibreOffice_project/400m0$Build-2</meta:generator>
    <dc:date>2013-11-19T22:32:42</dc:date>
    <meta:document-statistic meta:table-count="0" meta:image-count="1" meta:object-count="0" meta:page-count="1" meta:paragraph-count="8" meta:word-count="54" meta:character-count="375" meta:non-whitespace-character-count="324"/>
    <meta:template xlink:type="simple" xlink:actuate="onRequest" xlink:title="Пустой шаблон" xlink:href="../../../../../../../../../../../../work/docs/шаблоны/Пустой%20шаблон.ott" meta:date="2013-11-19T22:31:44"/>
  </office:meta>
</office:document-meta>
</file>